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565" officeooo:paragraph-rsid="00064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q9</text:p>
      <text:p text:style-name="Standard"/>
      <text:p text:style-name="Standard"/>
      <text:p text:style-name="Standard">&gt;&gt; %Run ads.py</text:p>
      <text:p text:style-name="Standard">0.5802677083651235</text:p>
      <text:p text:style-name="Standard">0.5830177922910245</text:p>
      <text:p text:style-name="Standard">0.5818927579577013</text:p>
      <text:p text:style-name="Standard">0.5783926511429182</text:p>
      <text:p text:style-name="Standard">0.5808927274391918</text:p>
      <text:p text:style-name="Standard">0.582017761772515</text:p>
      <text:p text:style-name="Standard">0.5821427655873287</text:p>
      <text:p text:style-name="Standard">0.5825177770317698</text:p>
      <text:p text:style-name="Standard">0.5822677694021424</text:p>
      <text:p text:style-name="Standard">0.5785176549577319</text:p>
      <text:p text:style-name="Standard">0.5787676625873592</text:p>
      <text:p text:style-name="Standard">0.5793926816614277</text:p>
      <text:p text:style-name="Standard">0.5798926969206825</text:p>
      <text:p text:style-name="Standard">0.5825177770317698</text:p>
      <text:p text:style-name="Standard">0.5833928037354655</text:p>
      <text:p text:style-name="Standard">0.5846428418836025</text:p>
      <text:p text:style-name="Standard">0.583642811365093</text:p>
      <text:p text:style-name="Standard">0.5835178075502793</text:p>
      <text:p text:style-name="Standard">0.584392834253975</text:p>
      <text:p text:style-name="Standard">0.5851428571428572</text:p>
      <text:p text:style-name="Standard">0.5861428876613666</text:p>
      <text:p text:style-name="Standard">0.5858928800317393</text:p>
      <text:p text:style-name="Standard">0.5862678914761803</text:p>
      <text:p text:style-name="Standard">0.5880179448835718</text:p>
      <text:p text:style-name="Standard">0.5868929105502487</text:p>
      <text:p text:style-name="Standard">0.5888929715872677</text:p>
      <text:p text:style-name="Standard">0.5896429944761499</text:p>
      <text:p text:style-name="Standard">0.5906430249946594</text:p>
      <text:p text:style-name="Standard">0.6341443525498215</text:p>
      <text:p text:style-name="Standard">0.6777706839197973</text:p>
      <text:p text:style-name="Standard">0.6995213476973785</text:p>
      <text:p text:style-name="Standard">0.7000213629566333</text:p>
      <text:p text:style-name="Standard">0.7233970763267922</text:p>
      <text:p text:style-name="Standard">0.7420226447340312</text:p>
      <text:p text:style-name="Standard">0.7760236823633534</text:p>
      <text:p text:style-name="Standard">0.8117747734000671</text:p>
      <text:p text:style-name="Standard">0.8475258644367809</text:p>
      <text:p text:style-name="Standard">0.8896521500289926</text:p>
      <text:p text:style-name="Standard">0.9377786187322611</text:p>
      <text:p text:style-name="Standard">0.9909052400280771</text:p>
      <text:p text:style-name="Standard">1.034531571398053</text:p>
      <text:p text:style-name="Standard">1.067782586138493</text:p>
      <text:p text:style-name="Standard">1.0944083986938078</text:p>
      <text:p text:style-name="Standard">1.126409375286111</text:p>
      <text:p text:style-name="Standard">1.1477850276192512</text:p>
      <text:p text:style-name="Standard">1.1684106570635089</text:p>
      <text:p text:style-name="Standard">1.1905363322855314</text:p>
      <text:p text:style-name="Standard">1.2070368358409376</text:p>
      <text:p text:style-name="Standard"><text:soft-page-break/>1.2191622058778648</text:p>
      <text:p text:style-name="Standard">1.234662678914762</text:p>
      <text:p text:style-name="Standard">1.2497881405072175</text:p>
      <text:p text:style-name="Standard">1.2610384838404494</text:p>
      <text:p text:style-name="Standard">1.2750389110995821</text:p>
      <text:p text:style-name="Standard">1.284539201025422</text:p>
      <text:p text:style-name="Standard">1.307789910580767</text:p>
      <text:p text:style-name="Standard">1.3142901089510788</text:p>
      <text:p text:style-name="Standard">1.3180402233954893</text:p>
      <text:p text:style-name="Standard">1.3250404370250557</text:p>
      <text:p text:style-name="Standard">1.3355407574694054</text:p>
      <text:p text:style-name="Standard">1.3311656239509264</text:p>
      <text:p text:style-name="Standard">1.3386658528397473</text:p>
      <text:p text:style-name="Standard">1.338040833765679</text:p>
      <text:p text:style-name="Standard">1.2890393383587144</text:p>
      <text:p text:style-name="Standard">1.302664754173406</text:p>
      <text:p text:style-name="Standard">1.3184152348399305</text:p>
      <text:p text:style-name="Standard">1.30241474654377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2:14:59.402096669</meta:creation-date>
    <dc:date>2020-10-26T22:15:29.452398847</dc:date>
    <meta:editing-duration>PT34S</meta:editing-duration>
    <meta:editing-cycles>1</meta:editing-cycles>
    <meta:document-statistic meta:table-count="0" meta:image-count="0" meta:object-count="0" meta:page-count="2" meta:paragraph-count="68" meta:word-count="70" meta:character-count="1194" meta:non-whitespace-character-count="1192"/>
    <meta:generator>LibreOffice/6.1.5.2$Linux_ARM_EABI LibreOffice_project/10$Build-2</meta:generator>
  </office:meta>
</office:document-meta>
</file>